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0" draw:name="Title 3" svg:x="0.8in" svg:y="0.5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 <text:line-break/>Environments</text:span></text:p>
          </draw:text-box>
          <svg:title/>
          <svg:desc/>
        </draw:frame>
        <draw:frame draw:id="id76" presentation:style-name="a543" draw:name="Title 4" svg:x="0.96181in" svg:y="3in" svg:width="9.13819in" svg:height="1.67992in" presentation:class="title" presentation:placeholder="false">
          <draw:text-box>
            <text:p text:style-name="a542" text:class-names="" text:cond-style-name=""><text:span text:style-name="a541" text:class-names="">Session 4: <text:line-break/>Ensembl gnome browser</text:span></text:p>
          </draw:text-box>
          <svg:title/>
          <svg:desc/>
        </draw:frame>
        <draw:frame draw:id="id77" presentation:style-name="a546" draw:name="Title 5" svg:x="7.9in" svg:y="6.10276in" svg:width="2.7in" svg:height="0.99724in" presentation:class="title" presentation:placeholder="false">
          <draw:text-box>
            <text:p text:style-name="a545" text:class-names="" text:cond-style-name=""><text:span text:style-name="a544" text:class-names="">Course <text:line-break/>2020-2021</text:span></text:p>
          </draw:text-box>
          <svg:title/>
          <svg:desc/>
        </draw:frame>
        <presentation:notes draw:style-name="a552">
          <draw:frame draw:id="id78" draw:style-name="a549" draw:name="Slide Number Placeholder 6" svg:x="4.67953in" svg:y="11.10827in" svg:width="3.5878in" svg:height="0.58425in">
            <draw:text-box>
              <text:p text:style-name="a548" text:class-names="" text:cond-style-name=""><text:span text:style-name="a54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50" draw:name="Slide Image Placeholder 1">
            <svg:title/>
            <svg:desc/>
          </draw:page-thumbnail>
          <draw:frame draw:id="id80" presentation:style-name="a5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dc:creator>Rafael Villen Galera</dc:creator>
    <meta:creation-date>2016-09-12T08:43:18Z</meta:creation-date>
    <dc:date>2021-02-23T09:25:41Z</dc:date>
    <meta:print-date>2017-10-04T10:42:29Z</meta:print-date>
    <meta:editing-cycles>497</meta:editing-cycles>
    <meta:editing-duration>PT680765S</meta:editing-duration>
    <meta:document-statistic meta:paragraph-count="4" meta:word-count="16"/>
  </office:meta>
</office:document-meta>
</file>